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outline1">
      <style:graphic-properties fo:min-height="8.88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outline">
          <draw:text-box>
            <text:list text:style-name="L1">
              <text:list-item>
                <text:p>Let</text:p>
              </text:list-item>
              <text:list-item>
                <text:p>Me</text:p>
              </text:list-item>
              <text:list-item>
                <text:p>Help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1T17:15:38.398215661</meta:creation-date>
    <dc:date>2024-09-23T02:36:12.435484855</dc:date>
    <meta:editing-duration>PT8M4S</meta:editing-duration>
    <meta:editing-cycles>2</meta:editing-cycles>
    <meta:generator>LibreOffice/7.4.7.2$Linux_X86_64 LibreOffice_project/40$Build-2</meta:generator>
    <meta:document-statistic meta:object-count="25"/>
  </office:meta>
</office:document-meta>
</file>